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PropsWritingTransformer.setProperty( String src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urcePropsWritingTransformer.SourcePropsWriting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ropsWritingTransformer.startTransformingElement( String uri , String name , String raw , Attributes at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urcePropsWritingTransformer.endTransformingElement( String uri , String name , String raw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ourcePropsWriting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PropsWriting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PropsWritingTransformer.removeProperty( String src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